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rsid="00033054" officeooo:paragraph-rsid="00033054"/>
    </style:style>
    <style:style style:name="P3" style:family="paragraph" style:parent-style-name="Standard">
      <style:text-properties fo:language="de" fo:country="DE" officeooo:paragraph-rsid="000488d9"/>
    </style:style>
    <style:style style:name="P4" style:family="paragraph" style:parent-style-name="Standard">
      <style:text-properties fo:language="de" fo:country="DE" officeooo:paragraph-rsid="000488d9"/>
    </style:style>
    <style:style style:name="T1" style:family="text">
      <style:text-properties officeooo:rsid="000488d9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48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hr geehrte Damen und Herren, ich wohne mit meinem Mann, wir sind nicht Raucher. Wir haben keine Haustiere.</text:p>
      <text:p text:style-name="P1">Mein Nettoeinkommen beträgt 2685 Euro, mein Mann hat<text:span text:style-name="T2"> </text:span>einen Teilze<text:span text:style-name="T1">i</text:span>tjob. Er verdient <text:s/><text:span text:style-name="T1">momentan </text:span>765 Euro Netto.</text:p>
      <text:p text:style-name="P2">Ich bin Systemadministratorin <text:span text:style-name="T1">und habe einen unbefristeten Arbeitsvertrag. </text:span></text:p>
      <text:p text:style-name="P1">Wir werden uns auf eine Rückmeldung freuen </text:p>
      <text:p text:style-name="P3">MfG </text:p>
      <text:p text:style-name="P3">Maria<text:span text:style-name="T2"> </text:span><text:span text:style-name="T3">Plieva</text:span></text:p>
      <text:p text:style-name="P3"><text:span text:style-name="T3"/></text:p>
      <text:p text:style-name="P3"><text:a xlink:type="simple" xlink:href="https://careers.dhl.com/eu/de/job/DPDHGLOBAL4788DEEUEXTERNALAVATURE/Postbote-für-Pakete-und-Briefe-m-w-d-HH-Poppenbüttel" text:style-name="Internet_20_link" text:visited-style-name="Visited_20_Internet_20_Link"><text:span text:style-name="T3">https://careers.dhl.com/eu/de/job/DPDHGLOBAL4788DEEUEXTERNALAVATURE/Postbote-f%C3%BCr-Pakete-und-Briefe-m-w-d-HH-Poppenb%C3%BCttel</text:span></text:a></text:p>
      <text:p text:style-name="P3"><text:span text:style-name="T3"/></text:p>
      <text:p text:style-name="P3"><text:span text:style-name="T3">https://careers.dhl.com/eu/de/job/DPDHGLOBAL2139DEEUEXTERNALAVATURE/Paketzusteller-m-w-d-HH-Alton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3T18:28:13.849000000</dc:date>
    <meta:editing-duration>PT4H12M7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8" meta:word-count="54" meta:character-count="579" meta:non-whitespace-character-count="529"/>
  </office:meta>
</office:document-meta>
</file>